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Jasmina Blank</text:p>
            <text:p text:style-name="P10"/>
            <text:p text:style-name="P10">Product Advertising Officer</text:p>
            <text:p text:style-name="Contact_20_info">1234567890 – <text:span text:style-name="T15">lorinda.trantow@hermiston-gusikowski.org – </text:span><text:span text:style-name="T16">www.my-website.com</text:span></text:p>
            <text:p text:style-name="Contact_20_info"/>
            <text:p text:style-name="P7">Quis perferendis voluptatem aliquid non voluptatem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2f98e600-1111-46dc-899a-d94278b191cd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a86cdbf0-027d-4428-a98c-fcc42d3393b1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7f24dbcd-ef11-43a2-8baa-1b1df76204c8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Jasmina Blank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